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91c77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191c77"/>
    </style:style>
    <style:style style:name="P3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191c77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paragraph-rsid="00191c77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91c77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paragraph-rsid="00191c77" style:font-weight-asian="bold" style:font-weight-complex="bold"/>
    </style:style>
    <style:style style:name="P9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191c77" style:font-name-asian="Times New Roman" style:font-size-asian="12pt" style:font-name-complex="Times New Roman" style:font-size-complex="12pt"/>
    </style:style>
    <style:style style:name="P10" style:family="paragraph" style:parent-style-name="Standard" style:list-style-name="LS4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officeooo:paragraph-rsid="00191c77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38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</text:p>
      <text:p text:style-name="P1">name: Add Product</text:p>
      <text:p text:style-name="P1">actor: Admin</text:p>
      <text:p text:style-name="P1">Pre-condition: The admin is in the admin dashboard</text:p>
      <text:p text:style-name="P1">Post-Condition: The product added will be displayed in the website</text:p>
      <text:p text:style-name="P1">Main Course:</text:p>
      <text:p text:style-name="P1">1. The admin is on the admin dashboard</text:p>
      <text:p text:style-name="P1">2. The admin clicks the add product and he will then be redirected to the add product page with the add product form</text:p>
      <text:p text:style-name="P1">3. The admin will input the information of the product he is going to add</text:p>
      <text:p text:style-name="P1"><text:tab/>Exception: if the product is already on the website, show error. Exit</text:p>
      <text:p text:style-name="P1">4. Exit</text:p>
      <text:p text:style-name="P1"/>
      <text:p text:style-name="P1">name: Make Featured</text:p>
      <text:p text:style-name="P1">actor: Admin</text:p>
      <text:p text:style-name="P1">Pre-Condition: The product has already been added</text:p>
      <text:p text:style-name="P1">Post-Condition: The product will be placed in the featured products space</text:p>
      <text:p text:style-name="P1">Main Course:</text:p>
      <text:p text:style-name="P1">1. The admin is on the product list and clicks the product he want to feature</text:p>
      <text:p text:style-name="P1">2. The admin clicks the feature button</text:p>
      <text:p text:style-name="P1">Exception: If the product is already featured, show prompt saying its already featured. Exit</text:p>
      <text:p text:style-name="P1">3. Exit</text:p>
      <text:p text:style-name="P1"/>
      <text:p text:style-name="P1"/>
      <text:p text:style-name="P1">name: Add Category</text:p>
      <text:p text:style-name="P1">Actor: Admin</text:p>
      <text:p text:style-name="P1">Pre-Condition: The admin is in the admin dashboard</text:p>
      <text:p text:style-name="P1">Post-Condition: The Category will be added to the website</text:p>
      <text:p text:style-name="P1">Main Course:</text:p>
      <text:p text:style-name="P1">1. The admin clicks the add category button</text:p>
      <text:p text:style-name="P1">2. The admin inputs the new category</text:p>
      <text:p text:style-name="P1">Exception: If the category is already on the site, show error. Exit</text:p>
      <text:p text:style-name="P1">3.Exit</text:p>
      <text:p text:style-name="P1"/>
      <text:p text:style-name="P1">name: Update Information</text:p>
      <text:p text:style-name="P1">Actor: Admin</text:p>
      <text:p text:style-name="P1">Pre-Condition: The Product is currently existing in the website</text:p>
      <text:p text:style-name="P1">Post-Condition: The information of the product will be updated</text:p>
      <text:p text:style-name="P1">Main Course:</text:p>
      <text:list xml:id="list4760904245305668510" text:style-name="LS4">
        <text:list-item>
          <text:p text:style-name="P10">The admin clicks the update product button</text:p>
        </text:list-item>
        <text:list-item>
          <text:p text:style-name="P10">The admin will be redirected to a page containing fields to write the new information of the product</text:p>
        </text:list-item>
      </text:list>
      <text:p text:style-name="P1"><text:soft-page-break/><text:tab/>Exception: If the new title is already in the website, show error. Exit</text:p>
      <text:p text:style-name="P1"><text:s text:c="5"/>3. <text:s text:c="2"/>Exit </text:p>
      <text:p text:style-name="P1"><text:tab/> <text:tab/> <text:tab/></text:p>
      <text:p text:style-name="P1">name: delete product</text:p>
      <text:p text:style-name="P1">actor: admin</text:p>
      <text:p text:style-name="P1">Pre-Condition: The product is existing in the website</text:p>
      <text:p text:style-name="P1">Post-Condition: The product is deleted</text:p>
      <text:p text:style-name="P1">Main Course:</text:p>
      <text:p text:style-name="P1">1. The admin clicks the delete product button</text:p>
      <text:p text:style-name="P1">2. Exit</text:p>
      <text:p text:style-name="P1"/>
      <text:p text:style-name="P1"/>
      <text:p text:style-name="P1"><text:tab/> <text:tab/> <text:tab/></text:p>
      <text:p text:style-name="P1">name: Sign up</text:p>
      <text:p text:style-name="P1">Actor: User</text:p>
      <text:p text:style-name="P1">Pre-Condition: User hasn't signed up</text:p>
      <text:p text:style-name="P1">Post-Condition: The user's account will be recorded in the database</text:p>
      <text:p text:style-name="P1">Main Course:</text:p>
      <text:p text:style-name="P1">1. the user clicks the sign up button</text:p>
      <text:p text:style-name="P1">2. The user will be redirected to the signup page</text:p>
      <text:p text:style-name="P1">3. The user fills up the signup form</text:p>
      <text:p text:style-name="P1">4. The user clicks the submit button</text:p>
      <text:p text:style-name="P1">Exception: If the user has an invalid entry. Go back to 3</text:p>
      <text:p text:style-name="P1">5. A prompt will show that the user is successful in signing up</text:p>
      <text:p text:style-name="P1">6. Exit </text:p>
      <text:p text:style-name="P1"/>
      <text:p text:style-name="P1"><text:tab/> <text:tab/> <text:tab/></text:p>
      <text:p text:style-name="P1">name: log in</text:p>
      <text:p text:style-name="P1">Actor: User</text:p>
      <text:p text:style-name="P1">Pre-condition: User has already registered</text:p>
      <text:p text:style-name="P1">Post-Condition: The user will be logged in</text:p>
      <text:p text:style-name="P1">Main Course:</text:p>
      <text:p text:style-name="P1">1. The user clicks the login button</text:p>
      <text:p text:style-name="P1">2. The user will be redirected to the login page</text:p>
      <text:p text:style-name="P1">3. The user fills up the login form</text:p>
      <text:p text:style-name="P1">4. The user clicks the login button</text:p>
      <text:p text:style-name="P1">Exception: If the info the user inputted doesn’t match anything in the database. Go to step 3</text:p>
      <text:p text:style-name="P1">5. The user will be redirected to the homepage and his status will be shown as logged in</text:p>
      <text:p text:style-name="P1">6. Exit</text:p>
      <text:p text:style-name="P1"/>
      <text:p text:style-name="P1"><text:tab/> <text:tab/> <text:tab/></text:p>
      <text:p text:style-name="P1">name: Logout</text:p>
      <text:p text:style-name="P1"><text:soft-page-break/>Actor: User</text:p>
      <text:p text:style-name="P1">Pre-condition: User has already logged in</text:p>
      <text:p text:style-name="P1">Post-Condition: The User will be logged out</text:p>
      <text:p text:style-name="P1">Main Course:</text:p>
      <text:p text:style-name="P1">1. The user clicks the logout button</text:p>
      <text:p text:style-name="P1">2. The user will be redirected to the homepage</text:p>
      <text:p text:style-name="P1">(Alternative): If there are multiple tabs open and the user already logged out in 1 tab, If the user refreshes the page or go to another page on a tab he will be automatically logged out</text:p>
      <text:p text:style-name="P1">3. Exit </text:p>
      <text:p text:style-name="P1"/>
      <text:p text:style-name="P1"><text:tab/> <text:tab/> <text:tab/></text:p>
      <text:p text:style-name="P3">name: View information</text:p>
      <text:p text:style-name="P3">Actor: User</text:p>
      <text:p text:style-name="P3">Pre-Condition: There is existing information about the product</text:p>
      <text:p text:style-name="P3">Post-Condition: The user has viewed the information</text:p>
      <text:p text:style-name="P3">Main Course:</text:p>
      <text:p text:style-name="P3">1. The user chooses and clicks the desired product to view</text:p>
      <text:p text:style-name="P3">2. The user will be redirected to the product page</text:p>
      <text:p text:style-name="P3">3. Exit</text:p>
      <text:p text:style-name="P1"/>
      <text:p text:style-name="P1"/>
      <text:p text:style-name="P1"><text:tab/> <text:tab/> <text:tab/></text:p>
      <text:p text:style-name="P3">name: Feedback</text:p>
      <text:p text:style-name="P3">Actor: User</text:p>
      <text:p text:style-name="P3">Pre-Condition: The user is on the product page</text:p>
      <text:p text:style-name="P3">Post-Condition: The feedback will be shown on the feedback portion of the product</text:p>
      <text:p text:style-name="P3">Main Course:</text:p>
      <text:p text:style-name="P3">1. The user clicks the Write a Review button</text:p>
      <text:p text:style-name="P3">2. The user writes his/her feedback to the form</text:p>
      <text:p text:style-name="P3">Exception: If the number of characters exceed 500, Show error. Exit</text:p>
      <text:p text:style-name="P3">3. The user's feedback will be recorded in the database and shown on the feedback portion of the product</text:p>
      <text:p text:style-name="P3">4. Exit</text:p>
      <text:p text:style-name="P3"/>
      <text:p text:style-name="P1"><text:tab/> <text:tab/> <text:tab/></text:p>
      <text:p text:style-name="P3">name: Share to social media</text:p>
      <text:p text:style-name="P3">Actor: User</text:p>
      <text:p text:style-name="P3">Pre-Condition: The user is in the page of the product</text:p>
      <text:p text:style-name="P3">Post-Condition: The product will be shared on the account of the user</text:p>
      <text:p text:style-name="P3">Main Course:</text:p>
      <text:p text:style-name="P3">1. The user clicks the icon of the desired social media site</text:p>
      <text:p text:style-name="P3">2. Exit</text:p>
      <text:p text:style-name="P1"/>
      <text:p text:style-name="P1"><text:tab/> <text:tab/> <text:tab/></text:p>
      <text:p text:style-name="P3">name: Add to Wishlist</text:p>
      <text:p text:style-name="P3">Actor: User</text:p>
      <text:p text:style-name="P3"><text:soft-page-break/>Pre-Condition: The user is logged in and is on the product page</text:p>
      <text:p text:style-name="P3">Post-Condition: The specified product will be added to his/her wishlist</text:p>
      <text:p text:style-name="P3">Main Course:</text:p>
      <text:p text:style-name="P3">1. The user clicks the heart icon on the product page</text:p>
      <text:p text:style-name="P3">Exception: If the product is already in the user’s wishlist, show error. Exit</text:p>
      <text:p text:style-name="P3">2. The specified product will be reflected on the user's wishlist</text:p>
      <text:p text:style-name="P3">3. Exit</text:p>
      <text:p text:style-name="P1"/>
      <text:p text:style-name="P1"><text:tab/> <text:tab/> <text:tab/></text:p>
      <text:p text:style-name="P3">name:Related Products</text:p>
      <text:p text:style-name="P3">Actor: ???</text:p>
      <text:p text:style-name="P3">Pre-Condition: The Tags of the product has similar products</text:p>
      <text:p text:style-name="P3">Post-Condition: Products with similar tags will be shown on the product's page</text:p>
      <text:p text:style-name="P3">Main Course:</text:p>
      <text:p text:style-name="P3">1. The User has clicked on the product and is on the product page</text:p>
      <text:p text:style-name="P3">2. Products with the same tags will be shown in the related products portion of the page</text:p>
      <text:p text:style-name="P3">3. Exit</text:p>
      <text:p text:style-name="P1"/>
      <text:p text:style-name="P1"/>
      <text:p text:style-name="P1"><text:tab/> <text:tab/> <text:tab/></text:p>
      <text:p text:style-name="P3">name: Add to Cart</text:p>
      <text:p text:style-name="P3">Actor: User</text:p>
      <text:p text:style-name="P3">Pre-Condition: The user is in the product page</text:p>
      <text:p text:style-name="P3">Post-Condition: The product will be added to the user's cart</text:p>
      <text:p text:style-name="P3">Main Course:</text:p>
      <text:p text:style-name="P3">1. The user clicks the add to cart button in the specified product's page</text:p>
      <text:p text:style-name="P3">2. The product will be added to the user's cart</text:p>
      <text:p text:style-name="P3">Exception: If the product is already on the user's cart, show prompt saying product is already in the cart. Exit</text:p>
      <text:p text:style-name="P3">3. Exit</text:p>
      <text:p text:style-name="P1"/>
      <text:p text:style-name="P1"/>
      <text:p text:style-name="P1"><text:tab/> <text:tab/> <text:tab/></text:p>
      <text:p text:style-name="P3">name: Checkout</text:p>
      <text:p text:style-name="P3">Actor: User</text:p>
      <text:p text:style-name="P3">Pre-Condition: The cart of the user is not empty</text:p>
      <text:p text:style-name="P3">Post-Condition: The product in the user's cart will be checked out</text:p>
      <text:p text:style-name="P3">Main Course:</text:p>
      <text:p text:style-name="P3">1. The user clicks the checkout cart button</text:p>
      <text:p text:style-name="P3">Exception: If the cart is empty, Show error that cart is empty. Exit</text:p>
      <text:p text:style-name="P3">2. The user will be redirected to the payment methods page</text:p>
      <text:p text:style-name="P3">3. The user chooses one of the payment options and fills up the required fields</text:p>
      <text:p text:style-name="P3">4.Exit</text:p>
      <text:p text:style-name="P1"/>
      <text:p text:style-name="P1"><text:tab/> <text:tab/> <text:tab/></text:p>
      <text:p text:style-name="P3">name: Recommended Products</text:p>
      <text:p text:style-name="P3">Actor: user</text:p>
      <text:p text:style-name="P3"><text:soft-page-break/>Pre-Condition: User is on the homepage</text:p>
      <text:p text:style-name="P3">Post-Condition: User views the recommended products</text:p>
      <text:p text:style-name="P3">Main Course:</text:p>
      <text:p text:style-name="P3">1. User scrolls down to the recommended products portion of the homepage</text:p>
      <text:p text:style-name="P3">2. Exit</text:p>
      <text:p text:style-name="P1"/>
      <text:p text:style-name="P1"/>
      <text:p text:style-name="P1"><text:tab/> <text:tab/> <text:tab/></text:p>
      <text:p text:style-name="P3">name: Currency Converter</text:p>
      <text:p text:style-name="P3">Actor: User</text:p>
      <text:p text:style-name="P3">Pre-Condition: User is in the homepage or product page</text:p>
      <text:p text:style-name="P3">Post-Condition: The user will know the converted currency</text:p>
      <text:p text:style-name="P3">Main Course:</text:p>
      <text:p text:style-name="P3">1. User chooses one of the currency to be converted</text:p>
      <text:p text:style-name="P3">2. User chooses another currency to be changed to</text:p>
      <text:p text:style-name="P3">3. User inputs the amount to be converted</text:p>
      <text:p text:style-name="P3">4. Amount will be shown after calculation</text:p>
      <text:p text:style-name="P3">5. Exit</text:p>
      <text:p text:style-name="P1"/>
      <text:p text:style-name="P1"><text:tab/> <text:tab/> <text:tab/></text:p>
      <text:p text:style-name="P3">name: Contact Us</text:p>
      <text:p text:style-name="P3">Actor: User</text:p>
      <text:p text:style-name="P3">Pre-Condition: User is on the homepage</text:p>
      <text:p text:style-name="P3">Post-Condition: The user has contacted the company</text:p>
      <text:p text:style-name="P3">Main Course:</text:p>
      <text:p text:style-name="P3">1. The user clicks the contact us button</text:p>
      <text:p text:style-name="P3">2. The user will be redirected to a page containing the contact number and email of the company</text:p>
      <text:p text:style-name="P3">3. Exit</text:p>
      <text:p text:style-name="P1"/>
      <text:p text:style-name="P1"><text:tab/> <text:tab/> <text:tab/></text:p>
      <text:p text:style-name="P3">name: Search</text:p>
      <text:p text:style-name="P3">Actor: User</text:p>
      <text:p text:style-name="P3">Pre-Condition: The user is in a page where a search bar is seen</text:p>
      <text:p text:style-name="P3">Post-Condition: A list of products is shown</text:p>
      <text:p text:style-name="P3">Main Course:</text:p>
      <text:p text:style-name="P3">1. The user types in keywords in the search bar</text:p>
      <text:p text:style-name="P3">2. The user will then be redirected to a page showing the results of the search</text:p>
      <text:p text:style-name="P3">Alternative: If there are no results, show a page saying there are no results. Exit</text:p>
      <text:p text:style-name="P3">3. Exit</text:p>
      <text:p text:style-name="P1"/>
      <text:p text:style-name="P1"><text:tab/> <text:tab/> <text:tab/></text:p>
      <text:p text:style-name="P3">name: Recover password</text:p>
      <text:p text:style-name="P3">Actor: User</text:p>
      <text:p text:style-name="P3">Pre-Condition: The user is on the login page</text:p>
      <text:p text:style-name="P3">Post-Condition: The user's password will be changed</text:p>
      <text:p text:style-name="P3">Main Course:</text:p>
      <text:p text:style-name="P3">1. The user clicks the forgot password button in the login page</text:p>
      <text:p text:style-name="P3"><text:soft-page-break/>2. The user types in his user name in the field provided</text:p>
      <text:p text:style-name="P3">Exception: If the username is not located on the database, show prompt saying username is invalid. Exit</text:p>
      <text:p text:style-name="P3">3. The user will receive an email containing a randomized password which he can use to log in</text:p>
      <text:p text:style-name="P3">4. Exit</text:p>
      <text:p text:style-name="P3"/>
      <text:p text:style-name="P1"/>
      <text:p text:style-name="P1"><text:tab/> <text:tab/> <text:tab/></text:p>
      <text:p text:style-name="P3">name: Change Password</text:p>
      <text:p text:style-name="P3">Actor: User</text:p>
      <text:p text:style-name="P3">Pre-Condition: The user is already logged in</text:p>
      <text:p text:style-name="P3">Post-Condition: The user's password will be changed</text:p>
      <text:p text:style-name="P3">Main Course:</text:p>
      <text:p text:style-name="P3">1. The user clicks the change password button</text:p>
      <text:p text:style-name="P3">2. The user types in his/her new password and type the same password in the confirm password field</text:p>
      <text:p text:style-name="P3">3. The password will be changed after clicking the confirm button</text:p>
      <text:p text:style-name="P3">Exception: If the confirm password is not the same as the one in the password field, Show prompt saying the password is not the same. Exit</text:p>
      <text:p text:style-name="P3">4. Exi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7:19.356285074</meta:creation-date>
    <dc:date>2016-02-05T17:32:33.79858864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6" meta:paragraph-count="210" meta:word-count="1362" meta:character-count="7706" meta:non-whitespace-character-count="6442"/>
  </office:meta>
</office:document-meta>
</file>